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style:contextual-spacing="false" fo:line-height="138%" fo:padding="0in" fo:border="none" style:writing-mode="lr-tb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000000" loext:opacity="100%" style:text-line-through-style="none" style:text-line-through-type="none" style:font-name="Menlo-Regular" fo:font-size="11pt" fo:font-style="normal" style:text-underline-style="none" fo:font-weight="normal" officeooo:paragraph-rsid="000eb08b" style:text-blinking="false" fo:background-color="transparent" style:font-size-asian="11pt"/>
    </style:style>
    <style:style style:name="P2" style:family="paragraph" style:parent-style-name="Standard">
      <style:paragraph-properties fo:margin-top="0.1665in" fo:margin-bottom="0.1665in" style:contextual-spacing="false" fo:line-height="138%" fo:padding="0in" fo:border="none" style:writing-mode="lr-tb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000000" loext:opacity="100%" style:text-line-through-style="none" style:text-line-through-type="none" style:font-name="Menlo-Regular" fo:font-size="11pt" fo:font-style="normal" style:text-underline-style="none" fo:font-weight="normal" officeooo:rsid="001b6649" officeooo:paragraph-rsid="000eb08b" style:text-blinking="false" fo:background-color="transparent" style:font-size-asian="11pt"/>
    </style:style>
    <style:style style:name="P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officeooo:paragraph-rsid="000eb08b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ntest Playbook YAML</text:p>
      <text:p text:style-name="P1">---</text:p>
      <text:p text:style-name="P3">- name: Config Web VM with Docker</text:p>
      <text:p text:style-name="P3"><text:s text:c="2"/>hosts: webservers</text:p>
      <text:p text:style-name="P3"><text:s text:c="2"/>become: true</text:p>
      <text:p text:style-name="P3"><text:s text:c="2"/>tasks:</text:p>
      <text:p text:style-name="P3"><text:s text:c="4"/>- name: docker.io</text:p>
      <text:p text:style-name="P3"><text:s text:c="6"/>apt:</text:p>
      <text:p text:style-name="P3"><text:s text:c="8"/>update_cache: yes</text:p>
      <text:p text:style-name="P3"><text:s text:c="8"/>name: docker.io</text:p>
      <text:p text:style-name="P3"><text:s text:c="8"/>state: present</text:p>
      <text:p text:style-name="P3"/>
      <text:p text:style-name="P3"><text:s text:c="4"/>- name: Install pip3</text:p>
      <text:p text:style-name="P3"><text:s text:c="6"/>apt:</text:p>
      <text:p text:style-name="P3"><text:s text:c="8"/>name: python3-pip</text:p>
      <text:p text:style-name="P3"><text:s text:c="8"/>state: present</text:p>
      <text:p text:style-name="P3"/>
      <text:p text:style-name="P3"><text:s text:c="4"/>- name: Install Docker python module</text:p>
      <text:p text:style-name="P3"><text:s text:c="6"/>pip:</text:p>
      <text:p text:style-name="P3"><text:s text:c="8"/>name: docker</text:p>
      <text:p text:style-name="P3"><text:s text:c="8"/>state: present</text:p>
      <text:p text:style-name="P3"/>
      <text:p text:style-name="P3"><text:s text:c="4"/>- name: download and launch a docker web container</text:p>
      <text:p text:style-name="P3"><text:s text:c="6"/>docker_container:</text:p>
      <text:p text:style-name="P3"><text:s text:c="8"/>name: dvwa</text:p>
      <text:p text:style-name="P3"><text:s text:c="8"/>image: cyberxsecurity/dvwa</text:p>
      <text:p text:style-name="P3"><text:s text:c="8"/>state: started</text:p>
      <text:p text:style-name="P3"><text:s text:c="8"/>restart_policy: always</text:p>
      <text:p text:style-name="P3"><text:s text:c="8"/>published_ports: 80:80</text:p>
      <text:p text:style-name="P3"/>
      <text:p text:style-name="P3"><text:s text:c="4"/>- name: Enable docker service</text:p>
      <text:p text:style-name="P3"><text:s text:c="6"/>systemd:</text:p>
      <text:p text:style-name="P3"><text:s text:c="8"/>name: docker</text:p>
      <text:p text:style-name="P1"><text:s text:c="8"/>enabled: y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8T16:46:16.013975445</meta:creation-date>
    <dc:date>2022-03-28T16:46:37.585764730</dc:date>
    <meta:editing-duration>PT21S</meta:editing-duration>
    <meta:editing-cycles>1</meta:editing-cycles>
    <meta:generator>LibreOffice/7.2.5.2$MacOSX_X86_64 LibreOffice_project/499f9727c189e6ef3471021d6132d4c694f357e5</meta:generator>
    <meta:document-statistic meta:table-count="0" meta:image-count="0" meta:object-count="0" meta:page-count="1" meta:paragraph-count="30" meta:word-count="76" meta:character-count="670" meta:non-whitespace-character-count="456"/>
  </office:meta>
</office:document-meta>
</file>